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OniDat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Person</text:p>
          </table:table-cell>
          <table:table-cell office:value-type="string">
            <text:p>IBM_P_N</text:p>
          </table:table-cell>
          <table:table-cell office:value-type="string">
            <text:p>IBM_F_B</text:p>
          </table:table-cell>
          <table:table-cell office:value-type="string">
            <text:p>IBM_U_D</text:p>
          </table:table-cell>
          <table:table-cell office:value-type="string">
            <text:p>Alex_P_N</text:p>
          </table:table-cell>
          <table:table-cell office:value-type="string">
            <text:p>Alex_F_B</text:p>
          </table:table-cell>
          <table:table-cell office:value-type="string">
            <text:p>Alex_U_D</text:p>
          </table:table-cell>
          <table:table-cell office:value-type="string">
            <text:p>Andrew_P_N</text:p>
          </table:table-cell>
          <table:table-cell office:value-type="string">
            <text:p>Andrew_F_B</text:p>
          </table:table-cell>
          <table:table-cell office:value-type="string">
            <text:p>Andrew_U_D</text:p>
          </table:table-cell>
        </table:table-row>
        <table:table-row>
          <table:table-cell office:value-type="string">
            <text:p>Akin909</text:p>
          </table:table-cell>
          <table:table-cell office:value="3.4608294440509155" office:value-type="float"/>
          <table:table-cell office:value="-1.1526917988557557" office:value-type="float"/>
          <table:table-cell office:value="-1.5819333836487743" office:value-type="float"/>
          <table:table-cell office:value="1.2031872509960158" office:value-type="float"/>
          <table:table-cell office:value="0.6533864541832669" office:value-type="float"/>
          <table:table-cell office:value="0.055776892430278946" office:value-type="float"/>
          <table:table-cell office:value="0.5816326530612245" office:value-type="float"/>
          <table:table-cell office:value="0.22448979591836749" office:value-type="float"/>
          <table:table-cell office:value="-0.15306122448979587" office:value-type="float"/>
        </table:table-row>
        <table:table-row>
          <table:table-cell office:value-type="string">
            <text:p>bryphe</text:p>
          </table:table-cell>
          <table:table-cell office:value="3.302179834867811" office:value-type="float"/>
          <table:table-cell office:value="-0.39373088433315573" office:value-type="float"/>
          <table:table-cell office:value="-0.5217852526705755" office:value-type="float"/>
          <table:table-cell office:value="1.4567164179104477" office:value-type="float"/>
          <table:table-cell office:value="0.30447761194029843" office:value-type="float"/>
          <table:table-cell office:value="0.435820895522388" office:value-type="float"/>
          <table:table-cell office:value="0.818791946308725" office:value-type="float"/>
          <table:table-cell office:value="-0.06711409395973145" office:value-type="float"/>
          <table:table-cell office:value="0.37583892617449655" office:value-type="float"/>
        </table:table-row>
        <table:table-row>
          <table:table-cell office:value-type="string">
            <text:p>badosu</text:p>
          </table:table-cell>
          <table:table-cell office:value="3.1116259786775053" office:value-type="float"/>
          <table:table-cell office:value="-0.48057599859363265" office:value-type="float"/>
          <table:table-cell office:value="-0.4025781792034948" office:value-type="float"/>
          <table:table-cell office:value="0.8333333333333333" office:value-type="float"/>
          <table:table-cell office:value="1.4999999999999998" office:value-type="float"/>
          <table:table-cell office:value="0.6666666666666665" office:value-type="float"/>
          <table:table-cell office:value="-0.42857142857142844" office:value-type="float"/>
          <table:table-cell office:value="-0.28571428571428564" office:value-type="float"/>
          <table:table-cell office:value="0.4285714285714285" office:value-type="float"/>
        </table:table-row>
        <table:table-row>
          <table:table-cell office:value-type="string">
            <text:p>CrossR</text:p>
          </table:table-cell>
          <table:table-cell office:value="3.8525657005242664" office:value-type="float"/>
          <table:table-cell office:value="-0.39840414694463" office:value-type="float"/>
          <table:table-cell office:value="0.7906697828433202" office:value-type="float"/>
          <table:table-cell office:value="1.076923076923077" office:value-type="float"/>
          <table:table-cell office:value="1.076923076923077" office:value-type="float"/>
          <table:table-cell office:value="0.3076923076923077" office:value-type="float"/>
          <table:table-cell office:value="1.714285714285714" office:value-type="float"/>
          <table:table-cell office:value="-0.1428571428571428" office:value-type="float"/>
          <table:table-cell office:value="-0.14285714285714285" office:value-type="float"/>
        </table:table-row>
        <table:table-row>
          <table:table-cell office:value-type="string">
            <text:p>TalAmuyal</text:p>
          </table:table-cell>
          <table:table-cell office:value="3.1574060827354007" office:value-type="float"/>
          <table:table-cell office:value="0.896628852738834" office:value-type="float"/>
          <table:table-cell office:value="0.5029750869389424" office:value-type="float"/>
          <table:table-cell office:value="1.5833333333333333" office:value-type="float"/>
          <table:table-cell office:value="0.7500000000000002" office:value-type="float"/>
          <table:table-cell office:value="-0.3333333333333334" office:value-type="float"/>
          <table:table-cell office:value="-0.33333333333333326" office:value-type="float"/>
          <table:table-cell office:value="-1.3333333333333333" office:value-type="float"/>
          <table:table-cell office:value="0.3333333333333333" office:value-type="float"/>
        </table:table-row>
        <table:table-row>
          <table:table-cell office:value-type="string">
            <text:p>zapashcanon</text:p>
          </table:table-cell>
          <table:table-cell office:value="3.653461482669673" office:value-type="float"/>
          <table:table-cell office:value="-0.461607459795788" office:value-type="float"/>
          <table:table-cell office:value="-1.2718347848956952" office:value-type="float"/>
          <table:table-cell office:value="1.1428571428571428" office:value-type="float"/>
          <table:table-cell office:value="1.1428571428571428" office:value-type="float"/>
          <table:table-cell office:value="-0.2857142857142857" office:value-type="float"/>
          <table:table-cell office:value="0" office:value-type="float"/>
          <table:table-cell office:value="1.1428571428571428" office:value-type="float"/>
          <table:table-cell office:value="-0.8571428571428571" office:value-type="float"/>
        </table:table-row>
        <table:table-row>
          <table:table-cell office:value-type="string">
            <text:p>someguynamedmatt</text:p>
          </table:table-cell>
          <table:table-cell office:value="3.0553896855211615" office:value-type="float"/>
          <table:table-cell office:value="0.7362893284142409" office:value-type="float"/>
          <table:table-cell office:value="-1.0217096072476366" office:value-type="float"/>
          <table:table-cell office:value="1.6363636363636365" office:value-type="float"/>
          <table:table-cell office:value="0.8181818181818181" office:value-type="float"/>
          <table:table-cell office:value="-0.18181818181818188" office:value-type="float"/>
          <table:table-cell office:value="1.1428571428571428" office:value-type="float"/>
          <table:table-cell office:value="0.2857142857142857" office:value-type="float"/>
          <table:table-cell office:value="-0.4285714285714284" office:value-type="float"/>
        </table:table-row>
        <table:table-row>
          <table:table-cell office:value-type="string">
            <text:p>jordwalke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="2" office:value-type="float"/>
          <table:table-cell office:value="0" office:value-type="float"/>
          <table:table-cell office:value="0.6666666666666666" office:value-type="float"/>
          <table:table-cell office:value="1" office:value-type="float"/>
          <table:table-cell office:value="-2" office:value-type="float"/>
          <table:table-cell office:value="1" office:value-type="float"/>
        </table:table-row>
        <table:table-row>
          <table:table-cell office:value-type="string">
            <text:p>keforbes</text:p>
          </table:table-cell>
          <table:table-cell office:value="3.136440344210266" office:value-type="float"/>
          <table:table-cell office:value="-0.5708390311731986" office:value-type="float"/>
          <table:table-cell office:value="-0.49518900993415826" office:value-type="float"/>
          <table:table-cell office:value="1.3913043478260871" office:value-type="float"/>
          <table:table-cell office:value="0.6956521739130435" office:value-type="float"/>
          <table:table-cell office:value="-0.08695652173913038" office:value-type="float"/>
          <table:table-cell office:value="0.125" office:value-type="float"/>
          <table:table-cell office:value="0.75" office:value-type="float"/>
          <table:table-cell office:value="0.375" office:value-type="float"/>
        </table:table-row>
        <table:table-row>
          <table:table-cell office:value-type="string">
            <text:p>samvv</text:p>
          </table:table-cell>
          <table:table-cell office:value="3.278376241869797" office:value-type="float"/>
          <table:table-cell office:value="0.12985619448023655" office:value-type="float"/>
          <table:table-cell office:value="-0.6517554600328275" office:value-type="float"/>
          <table:table-cell office:value="1.5" office:value-type="float"/>
          <table:table-cell office:value="0.16666666666666663" office:value-type="float"/>
          <table:table-cell office:value="0.16666666666666663" office:value-type="float"/>
          <table:table-cell office:value="0.8235294117647058" office:value-type="float"/>
          <table:table-cell office:value="0.47058823529411764" office:value-type="float"/>
          <table:table-cell office:value="-0.7058823529411765" office:value-type="float"/>
        </table:table-row>
        <table:table-row>
          <table:table-cell office:value-type="string">
            <text:p>Bretley</text:p>
          </table:table-cell>
          <table:table-cell office:value="4.195944717458753" office:value-type="float"/>
          <table:table-cell office:value="-0.17560459945901563" office:value-type="float"/>
          <table:table-cell office:value="-1.6433599076062073" office:value-type="float"/>
          <table:table-cell office:value="1.4615384615384617" office:value-type="float"/>
          <table:table-cell office:value="0.46153846153846156" office:value-type="float"/>
          <table:table-cell office:value="-0.15384615384615374" office:value-type="float"/>
          <table:table-cell office:value="0.7142857142857141" office:value-type="float"/>
          <table:table-cell office:value="0.4285714285714286" office:value-type="float"/>
          <table:table-cell office:value="-0.5714285714285712" office:value-type="float"/>
        </table:table-row>
        <table:table-row>
          <table:table-cell office:value-type="string">
            <text:p>cyansprite</text:p>
          </table:table-cell>
          <table:table-cell office:value="2.810195996762907" office:value-type="float"/>
          <table:table-cell office:value="-0.16535668649074609" office:value-type="float"/>
          <table:table-cell office:value="-1.1261812522784496" office:value-type="float"/>
          <table:table-cell office:value="1.5" office:value-type="float"/>
          <table:table-cell office:value="0.75" office:value-type="float"/>
          <table:table-cell office:value="-0.25" office:value-type="float"/>
          <table:table-cell office:value="0.1333333333333333" office:value-type="float"/>
          <table:table-cell office:value="0.2666666666666666" office:value-type="float"/>
          <table:table-cell office:value="0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2-12T23:16:06.358558</meta:creation-date>
    <dc:date>2019-02-12T23:16:06.363339</dc:date>
    <meta:generator>http://pypi.python.org/pypi/ezodf/0.1.0$Python3.7.1 (default, Dec 14 2018, 19:28:38) 
[GCC 7.3.0]</meta:generator>
    <meta:document-statistic/>
    <meta:editing-cycles>1</meta:editing-cycles>
  </office:meta>
</office:document-meta>
</file>